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objectwithoutfill">
      <style:graphic-properties draw:stroke="none" svg:stroke-color="#f1df6f" draw:fill="solid" draw:fill-color="#f1df6f" draw:textarea-vertical-align="middle" draw:shadow="hidden"/>
    </style:style>
    <style:style style:name="gr2" style:family="graphic" style:parent-style-name="standard">
      <style:graphic-properties svg:stroke-color="#99ccff" draw:fill="solid" draw:fill-color="#99ccff" draw:textarea-horizontal-align="justify" draw:textarea-vertical-align="middle" draw:auto-grow-height="false"/>
    </style:style>
    <style:style style:name="gr3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4" style:family="graphic" style:parent-style-name="standard">
      <style:graphic-properties svg:stroke-color="#f1df6f" draw:fill="solid" draw:fill-color="#f1df6f" draw:textarea-horizontal-align="justify" draw:textarea-vertical-align="middle" draw:auto-grow-height="false"/>
    </style:style>
    <style:style style:name="gr5" style:family="graphic" style:parent-style-name="objectwithoutfill">
      <style:graphic-properties draw:stroke="solid" svg:stroke-color="#f1df6f" draw:fill="solid" draw:fill-color="#f1df6f" draw:textarea-vertical-align="middle" draw:shadow="hidden"/>
    </style:style>
    <style:style style:name="gr6" style:family="graphic" style:parent-style-name="standard">
      <style:graphic-properties draw:stroke="none" svg:stroke-color="#99ccff" draw:fill="solid" draw:fill-color="#99ccff" draw:textarea-horizontal-align="justify" draw:textarea-vertical-align="middle" draw:auto-grow-height="false" draw:shadow="hidden"/>
    </style:style>
    <style:style style:name="gr7" style:family="graphic" style:parent-style-name="standard">
      <style:graphic-properties svg:stroke-color="#f1df6f" draw:fill="solid" draw:fill-color="#f1df6f" draw:textarea-horizontal-align="justify" draw:textarea-vertical-align="middle" draw:auto-grow-height="false" draw:shadow="hidden"/>
    </style:style>
    <style:style style:name="gr8" style:family="graphic" style:parent-style-name="standard">
      <style:graphic-properties svg:stroke-color="#9999ff" draw:fill="solid" draw:fill-color="#9999ff" draw:textarea-horizontal-align="justify" draw:textarea-vertical-align="middle" draw:auto-grow-height="false"/>
    </style:style>
    <style:style style:name="gr9" style:family="graphic" style:parent-style-name="standard">
      <style:graphic-properties svg:stroke-color="#ffd320" draw:fill="solid" draw:fill-color="#333300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>
      <style:graphic-properties svg:stroke-color="#99ccff" draw:fill="solid" draw:fill-color="#99ccff" draw:textarea-horizontal-align="justify" draw:textarea-vertical-align="middle" draw:auto-grow-height="false"/>
    </style:style>
    <style:style style:name="gr12" style:family="graphic">
      <style:graphic-properties svg:stroke-color="#f1df6f" draw:fill="solid" draw:fill-color="#f1df6f" draw:textarea-horizontal-align="justify" draw:textarea-vertical-align="middle" draw:auto-grow-height="false"/>
    </style:style>
    <style:style style:name="gr13" style:family="graphic">
      <style:graphic-properties svg:stroke-color="#f1df6f" draw:fill="solid" draw:fill-color="#f1df6f" draw:textarea-horizontal-align="justify" draw:textarea-vertical-align="middle" draw:auto-grow-height="false"/>
    </style:style>
    <style:style style:name="gr14" style:family="graphic">
      <style:graphic-properties svg:stroke-color="#ffd320" draw:fill="solid" draw:fill-color="#333300" draw:textarea-horizontal-align="justify" draw:textarea-vertical-align="middle" draw:auto-grow-height="false"/>
    </style:style>
    <style:style style:name="gr15" style:family="graphic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2" draw:text-style-name="P1" draw:layer="layout" svg:width="20cm" svg:height="4cm" svg:x="0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cm" svg:height="5cm" svg:x="24cm" svg:y="0cm">
          <text:p text:style-name="P1">=-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5cm" svg:x="0cm" svg:y="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2.999cm" svg:height="7.999cm" svg:x="67cm" svg:y="9cm" svg:viewBox="0 0 13000 8000" svg:d="m7000 0c-4667 0-2333 0-7000 0 0 1000 0 4000 0 5000 1700 0 3000 1300 3000 3000 400 0 6667 0 10000 0 0-700 0-1000 0-2000 0-3400-2600-6000-6000-6000z">
          <text:p/>
        </draw:path>
        <draw:custom-shape draw:style-name="gr4" draw:text-style-name="P1" draw:layer="layout" svg:width="11cm" svg:height="5cm" svg:x="55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33cm" svg:y="10cm" svg:viewBox="0 0 10000 3000" svg:d="m1500 0h7000c850 0 1500 650 1500 1500s-650 1500-1500 1500h-7000c-850 0-1500-650-1500-1500s650-1500 1500-1500z">
          <text:p/>
        </draw:path>
        <draw:path draw:style-name="gr7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4" draw:text-style-name="P1" draw:layer="layout" svg:width="11cm" svg:height="5cm" svg:x="21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44cm" svg:y="10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2.999cm" svg:height="3.999cm" svg:x="21cm" svg:y="1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5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0cm" svg:viewBox="0 0 3000 4000" svg:d="m1000 4000h-1000v-4000h1000c1135 1 2000 866 2000 2000s-865 1999-2000 2000z">
          <text:p/>
        </draw:path>
        <draw:custom-shape draw:style-name="gr4" draw:text-style-name="P1" draw:layer="layout" svg:width="1cm" svg:height="3cm" svg:x="23cm" svg:y="63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0cm" svg:viewBox="0 0 23000 6000" svg:d="m6000 6000c4667 0 12333 0 17000 0 0-1000 0-1333 0-3000-1700 0-3000-1300-3000-3000-1100 0-13333 0-20000 0 0 3400 2600 6000 6000 6000z">
          <text:p/>
        </draw:path>
        <draw:path draw:style-name="gr5" draw:text-style-name="P1" draw:layer="layout" svg:width="12.999cm" svg:height="5.999cm" svg:x="67cm" svg:y="60cm" svg:viewBox="0 0 13000 6000" svg:d="m7000 6000c-4667 0-2333 0-7000 0 0-1000 0-2000 0-3000 1700 0 3000-1300 3000-3000 500 0 6667 0 10000 0 0 3400-2600 6000-6000 6000z">
          <text:p/>
        </draw:path>
        <draw:custom-shape draw:style-name="gr8" draw:text-style-name="P1" draw:layer="layout" svg:width="13cm" svg:height="4cm" svg:x="39cm" svg:y="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3cm" svg:x="25cm" svg:y="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3cm" svg:x="53cm" svg:y="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cm" svg:height="4cm" svg:x="0cm" svg:y="5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5cm" svg:viewBox="0 0 3000 4000" svg:d="m1000 4000h-1000v-4000h1000c1135 1 2000 866 2000 2000s-865 1999-2000 2000z">
          <text:p/>
        </draw:path>
      </draw:page>
      <draw:page draw:name="page2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2" draw:text-style-name="P1" draw:layer="layout" svg:width="20cm" svg:height="4cm" svg:x="0cm" svg:y="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7cm" svg:height="5cm" svg:x="24cm" svg:y="0cm">
          <text:p text:style-name="P1"><text:span text:style-name="T1">=-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0cm" svg:height="5cm" svg:x="0cm" svg:y="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2.999cm" svg:height="7.999cm" svg:x="67cm" svg:y="9cm" svg:viewBox="0 0 13000 8000" svg:d="m7000 0c-4667 0-2333 0-7000 0 0 1000 0 4000 0 5000 1700 0 3000 1300 3000 3000 400 0 6667 0 10000 0 0-700 0-1000 0-2000 0-3400-2600-6000-6000-6000z">
          <text:p/>
        </draw:path>
        <draw:custom-shape draw:style-name="gr4" draw:text-style-name="P1" draw:layer="layout" svg:width="11cm" svg:height="5cm" svg:x="55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33cm" svg:y="10cm" svg:viewBox="0 0 10000 3000" svg:d="m1500 0h7000c850 0 1500 650 1500 1500s-650 1500-1500 1500h-7000c-850 0-1500-650-1500-1500s650-1500 1500-1500z">
          <text:p/>
        </draw:path>
        <draw:path draw:style-name="gr7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4" draw:text-style-name="P1" draw:layer="layout" svg:width="11cm" svg:height="5cm" svg:x="21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44cm" svg:y="10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2.999cm" svg:height="3.999cm" svg:x="21cm" svg:y="1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2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3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0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4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5cm" svg:viewBox="0 0 3000 4000" svg:d="m1000 4000h-1000v-4000h1000c1135 1 2000 866 2000 2000s-865 1999-2000 2000z">
          <text:p/>
        </draw:path>
        <draw:custom-shape draw:style-name="gr2" draw:text-style-name="P1" draw:layer="layout" svg:width="20cm" svg:height="4cm" svg:x="0cm" svg:y="5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0cm" svg:viewBox="0 0 3000 4000" svg:d="m1000 4000h-1000v-4000h1000c1135 1 2000 866 2000 2000s-865 1999-2000 2000z">
          <text:p/>
        </draw:path>
        <draw:custom-shape draw:style-name="gr4" draw:text-style-name="P1" draw:layer="layout" svg:width="1cm" svg:height="3cm" svg:x="23cm" svg:y="63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0cm" svg:viewBox="0 0 23000 6000" svg:d="m6000 6000c4667 0 12333 0 17000 0 0-1000 0-1333 0-3000-1700 0-3000-1300-3000-3000-1100 0-13333 0-20000 0 0 3400 2600 6000 6000 6000z">
          <text:p/>
        </draw:path>
        <draw:path draw:style-name="gr5" draw:text-style-name="P1" draw:layer="layout" svg:width="12.999cm" svg:height="5.999cm" svg:x="67cm" svg:y="60cm" svg:viewBox="0 0 13000 6000" svg:d="m7000 6000c-4667 0-2333 0-7000 0 0-1000 0-2000 0-3000 1700 0 3000-1300 3000-3000 500 0 6667 0 10000 0 0 3400-2600 6000-6000 6000z">
          <text:p/>
        </draw:path>
        <draw:custom-shape draw:style-name="gr4" draw:text-style-name="P1" draw:layer="layout" svg:width="13cm" svg:height="3cm" svg:x="25cm" svg:y="6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cm" svg:height="3cm" svg:x="53cm" svg:y="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0cm" svg:height="4cm" svg:x="0cm" svg:y="5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5cm" svg:viewBox="0 0 3000 4000" svg:d="m1000 4000h-1000v-4000h1000c1135 1 2000 866 2000 2000s-865 1999-2000 2000z">
          <text:p/>
        </draw:path>
        <draw:custom-shape draw:style-name="gr4" draw:text-style-name="P1" draw:layer="layout" svg:width="10cm" svg:height="43cm" svg:x="70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44cm" svg:height="44cm" svg:x="25cm" svg:y="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1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42cm" svg:height="11cm" svg:x="26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26.5cm" svg:y="4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37cm" svg:y="4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47.5cm" svg:y="4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58cm" svg:y="4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26.5cm" svg:y="3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37cm" svg:y="3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47.5cm" svg:y="3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58cm" svg:y="3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26.5cm" svg:y="4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37cm" svg:y="4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47.5cm" svg:y="4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9.5cm" svg:height="3cm" svg:x="58cm" svg:y="4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2cm" svg:height="4.5cm" svg:x="26cm" svg:y="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2cm" svg:height="4.5cm" svg:x="26cm" svg:y="5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cm" svg:height="4cm" svg:x="39cm" svg:y="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3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32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Обычный">
        <draw:path draw:style-name="gr1" draw:text-style-name="P1" draw:layer="layout" svg:width="22.999cm" svg:height="7.999cm" svg:x="0cm" svg:y="0cm" svg:viewBox="0 0 23000 8000" svg:d="m6000 0c4667 0 12333 0 17000 0 0 1000 0 3333 0 5000-1700 0-3000 1300-3000 3000-1100 0-16667 0-20000 0 0-333 0-1667 0-2000 0-3400 2600-6000 6000-6000z">
          <text:p/>
        </draw:path>
        <draw:custom-shape draw:style-name="gr11" draw:text-style-name="P1" draw:layer="Разметка" svg:width="20cm" svg:height="4cm" svg:x="0cm" svg:y="1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Разметка" svg:width="27cm" svg:height="5cm" svg:x="24cm" svg:y="0cm">
          <text:p text:style-name="P2"><text:span text:style-name="T1">=-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Разметка" svg:width="20cm" svg:height="5cm" svg:x="0cm" svg:y="9cm">
          <text:p/>
          <draw:enhanced-geometry svg:viewBox="0 0 21600 21600" draw:type="rectangle" draw:enhanced-path="M 0 0 L 21600 0 21600 21600 0 21600 0 0 Z N"/>
        </draw:custom-shape>
        <draw:path draw:style-name="gr5" draw:text-style-name="P1" draw:layer="layout" svg:width="12.999cm" svg:height="7.999cm" svg:x="67cm" svg:y="9cm" svg:viewBox="0 0 13000 8000" svg:d="m7000 0c-4667 0-2333 0-7000 0 0 1000 0 4000 0 5000 1700 0 3000 1300 3000 3000 400 0 6667 0 10000 0 0-700 0-1000 0-2000 0-3400-2600-6000-6000-6000z">
          <text:p/>
        </draw:path>
        <draw:custom-shape draw:style-name="gr13" draw:text-style-name="P1" draw:layer="Разметка" svg:width="11cm" svg:height="5cm" svg:x="55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33cm" svg:y="10cm" svg:viewBox="0 0 10000 3000" svg:d="m1500 0h7000c850 0 1500 650 1500 1500s-650 1500-1500 1500h-7000c-850 0-1500-650-1500-1500s650-1500 1500-1500z">
          <text:p/>
        </draw:path>
        <draw:path draw:style-name="gr7" draw:text-style-name="P1" draw:layer="layout" svg:width="3.499cm" svg:height="4.999cm" svg:x="76.5cm" svg:y="0cm" svg:viewBox="0 0 3500 5000" svg:d="m3500 2500c0 1417-1083 2500-2500 2500h-1000v-5000h1000c1417 0 2500 1083 2500 2500z">
          <text:p/>
        </draw:path>
        <draw:custom-shape draw:style-name="gr13" draw:text-style-name="P1" draw:layer="Разметка" svg:width="11cm" svg:height="5cm" svg:x="21cm" svg:y="9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999cm" svg:height="2.999cm" svg:x="44cm" svg:y="10cm" svg:viewBox="0 0 10000 3000" svg:d="m1500 0h7000c850 0 1500 650 1500 1500s-650 1500-1500 1500h-7000c-850 0-1500-650-1500-1500s650-1500 1500-1500z">
          <text:p/>
        </draw:path>
        <draw:path draw:style-name="gr6" draw:text-style-name="P1" draw:layer="layout" svg:width="2.999cm" svg:height="3.999cm" svg:x="21cm" svg:y="15cm" svg:viewBox="0 0 3000 4000" svg:d="m1000 4000h-1000v-4000h1000c1135 1 2000 866 2000 2000s-865 1999-2000 2000z">
          <text:p/>
        </draw:path>
        <draw:custom-shape draw:style-name="gr11" draw:text-style-name="P1" draw:layer="Разметка" svg:width="20cm" svg:height="4cm" svg:x="0cm" svg:y="2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0cm" svg:viewBox="0 0 3000 4000" svg:d="m1000 4000h-1000v-4000h1000c1135 1 2000 866 2000 2000s-865 1999-2000 2000z">
          <text:p/>
        </draw:path>
        <draw:custom-shape draw:style-name="gr11" draw:text-style-name="P1" draw:layer="Разметка" svg:width="20cm" svg:height="4cm" svg:x="0cm" svg:y="2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25cm" svg:viewBox="0 0 3000 4000" svg:d="m1000 4000h-1000v-4000h1000c1135 1 2000 866 2000 2000s-865 1999-2000 2000z">
          <text:p/>
        </draw:path>
        <draw:custom-shape draw:style-name="gr11" draw:text-style-name="P1" draw:layer="Разметка" svg:width="20cm" svg:height="4cm" svg:x="0cm" svg:y="3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0cm" svg:viewBox="0 0 3000 4000" svg:d="m1000 4000h-1000v-4000h1000c1135 1 2000 866 2000 2000s-865 1999-2000 2000z">
          <text:p/>
        </draw:path>
        <draw:custom-shape draw:style-name="gr11" draw:text-style-name="P1" draw:layer="Разметка" svg:width="20cm" svg:height="4cm" svg:x="0cm" svg:y="3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35cm" svg:viewBox="0 0 3000 4000" svg:d="m1000 4000h-1000v-4000h1000c1135 1 2000 866 2000 2000s-865 1999-2000 2000z">
          <text:p/>
        </draw:path>
        <draw:custom-shape draw:style-name="gr11" draw:text-style-name="P1" draw:layer="Разметка" svg:width="20cm" svg:height="4cm" svg:x="0cm" svg:y="4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0cm" svg:viewBox="0 0 3000 4000" svg:d="m1000 4000h-1000v-4000h1000c1135 1 2000 866 2000 2000s-865 1999-2000 2000z">
          <text:p/>
        </draw:path>
        <draw:custom-shape draw:style-name="gr11" draw:text-style-name="P1" draw:layer="Разметка" svg:width="20cm" svg:height="4cm" svg:x="0cm" svg:y="4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45cm" svg:viewBox="0 0 3000 4000" svg:d="m1000 4000h-1000v-4000h1000c1135 1 2000 866 2000 2000s-865 1999-2000 2000z">
          <text:p/>
        </draw:path>
        <draw:custom-shape draw:style-name="gr11" draw:text-style-name="P1" draw:layer="Разметка" svg:width="20cm" svg:height="4cm" svg:x="0cm" svg:y="50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0cm" svg:viewBox="0 0 3000 4000" svg:d="m1000 4000h-1000v-4000h1000c1135 1 2000 866 2000 2000s-865 1999-2000 2000z">
          <text:p/>
        </draw:path>
        <draw:custom-shape draw:style-name="gr13" draw:text-style-name="P1" draw:layer="Разметка" svg:width="1cm" svg:height="3cm" svg:x="23cm" svg:y="63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22.999cm" svg:height="5.999cm" svg:x="0cm" svg:y="60cm" svg:viewBox="0 0 23000 6000" svg:d="m6000 6000c4667 0 12333 0 17000 0 0-1000 0-1333 0-3000-1700 0-3000-1300-3000-3000-1100 0-13333 0-20000 0 0 3400 2600 6000 6000 6000z">
          <text:p/>
        </draw:path>
        <draw:path draw:style-name="gr5" draw:text-style-name="P1" draw:layer="layout" svg:width="12.999cm" svg:height="5.999cm" svg:x="67cm" svg:y="60cm" svg:viewBox="0 0 13000 6000" svg:d="m7000 6000c-4667 0-2333 0-7000 0 0-1000 0-2000 0-3000 1700 0 3000-1300 3000-3000 500 0 6667 0 10000 0 0 3400-2600 6000-6000 6000z">
          <text:p/>
        </draw:path>
        <draw:custom-shape draw:style-name="gr13" draw:text-style-name="P1" draw:layer="Разметка" svg:width="13cm" svg:height="3cm" svg:x="25cm" svg:y="6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Разметка" svg:width="13cm" svg:height="3cm" svg:x="53cm" svg:y="6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Разметка" svg:width="20cm" svg:height="4cm" svg:x="0cm" svg:y="55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2.999cm" svg:height="3.999cm" svg:x="21cm" svg:y="55cm" svg:viewBox="0 0 3000 4000" svg:d="m1000 4000h-1000v-4000h1000c1135 1 2000 866 2000 2000s-865 1999-2000 2000z">
          <text:p/>
        </draw:path>
        <draw:custom-shape draw:style-name="gr14" draw:text-style-name="P1" draw:layer="Разметка" svg:width="44cm" svg:height="46cm" svg:x="25cm" svg:y="1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Разметка" svg:width="16cm" svg:height="3cm" svg:x="26cm" svg:y="1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Разметка" svg:width="25cm" svg:height="3cm" svg:x="43cm" svg:y="15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3cm" svg:height="4cm" svg:x="39cm" svg:y="6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1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2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2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29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3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3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3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4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40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4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43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5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50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6cm" svg:height="3cm" svg:x="26cm" svg:y="57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5cm" svg:height="3cm" svg:x="43cm" svg:y="57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cm" svg:height="2cm" svg:x="94cm" svg:y="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3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cm" svg:x="94cm" svg:y="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2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2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3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4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4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0cm" svg:height="2.5cm" svg:x="70cm" svg:y="56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opacity="100%" draw:shadow-opacity="100%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0cm" fo:page-height="66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8T18:05:28.287000000</meta:creation-date>
    <dc:date>2013-12-13T11:13:21.855000000</dc:date>
    <meta:editing-duration>PT17H18M14S</meta:editing-duration>
    <meta:editing-cycles>94</meta:editing-cycles>
    <meta:generator>LibreOffice/4.1.0.4$Windows_x86 LibreOffice_project/89ea49ddacd9aa532507cbf852f2bb22b1ace28</meta:generator>
    <meta:document-statistic meta:object-count="177"/>
  </office:meta>
</office:document-meta>
</file>